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number text:level="1" text:style-name="Numbering_20_Symbols" style:num-format="1" text:start-value="1" style:num-suffix=".">
        <style:list-level-properties text:space-before="0.0in" text:min-label-width="0.4in"/>
      </text:list-level-style-number>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number text:level="1" text:style-name="Numbering_20_Symbols" style:num-format="1" text:start-value="1" style:num-suffix=".">
        <style:list-level-properties text:space-before="0.0in" text:min-label-width="0.4in"/>
      </text:list-level-style-number>
    </text:list-style>
    <text:list-style style:name="L10">
      <text:list-level-style-number text:level="1" text:style-name="Numbering_20_Symbols" style:num-format="1" text:start-value="1" style:num-suffix=".">
        <style:list-level-properties text:space-before="0.0in" text:min-label-width="0.4in"/>
      </text:list-level-style-number>
    </text:list-style>
    <text:list-style style:name="L11">
      <text:list-level-style-number text:level="1" text:style-name="Numbering_20_Symbols" style:num-format="1" text:start-value="1" style:num-suffix=".">
        <style:list-level-properties text:space-before="0.0in" text:min-label-width="0.4in"/>
      </text:list-level-style-number>
    </text:list-style>
    <text:list-style style:name="L12">
      <text:list-level-style-number text:level="1" text:style-name="Numbering_20_Symbols" style:num-format="1" text:start-value="1" style:num-suffix=".">
        <style:list-level-properties text:space-before="0.0in" text:min-label-width="0.4in"/>
      </text:list-level-style-number>
    </text:list-style>
    <text:list-style style:name="L13">
      <text:list-level-style-number text:level="1" text:style-name="Numbering_20_Symbols" style:num-format="1" text:start-value="1" style:num-suffix=".">
        <style:list-level-properties text:space-before="0.0in" text:min-label-width="0.4in"/>
      </text:list-level-style-number>
    </text:list-style>
    <text:list-style style:name="L14">
      <text:list-level-style-number text:level="1" text:style-name="Numbering_20_Symbols" style:num-format="1" text:start-value="1" style:num-suffix=".">
        <style:list-level-properties text:space-before="0.0in" text:min-label-width="0.4in"/>
      </text:list-level-style-number>
    </text:list-style>
    <text:list-style style:name="L15">
      <text:list-level-style-number text:level="1" text:style-name="Numbering_20_Symbols" style:num-format="1" text:start-value="1" style:num-suffix=".">
        <style:list-level-properties text:space-before="0.0in" text:min-label-width="0.4in"/>
      </text:list-level-style-number>
    </text:list-style>
    <text:list-style style:name="L16">
      <text:list-level-style-number text:level="1" text:style-name="Numbering_20_Symbols" style:num-format="1" text:start-value="1" style:num-suffix=".">
        <style:list-level-properties text:space-before="0.0in" text:min-label-width="0.4in"/>
      </text:list-level-style-number>
    </text:list-style>
    <text:list-style style:name="L17">
      <text:list-level-style-number text:level="1" text:style-name="Numbering_20_Symbols" style:num-format="1" text:start-value="1" style:num-suffix=".">
        <style:list-level-properties text:space-before="0.0in" text:min-label-width="0.4in"/>
      </text:list-level-style-number>
    </text:list-style>
    <text:list-style style:name="L18">
      <text:list-level-style-number text:level="1" text:style-name="Numbering_20_Symbols" style:num-format="1" text:start-value="1" style:num-suffix=".">
        <style:list-level-properties text:space-before="0.0in" text:min-label-width="0.4in"/>
      </text:list-level-style-number>
    </text:list-style>
    <text:list-style style:name="L19">
      <text:list-level-style-number text:level="1" text:style-name="Numbering_20_Symbols" style:num-format="1" text:start-value="1" style:num-suffix=".">
        <style:list-level-properties text:space-before="0.0in" text:min-label-width="0.4in"/>
      </text:list-level-style-number>
    </text:list-style>
    <text:list-style style:name="L20">
      <text:list-level-style-number text:level="1" text:style-name="Numbering_20_Symbols" style:num-format="1" text:start-value="1" style:num-suffix=".">
        <style:list-level-properties text:space-before="0.0in" text:min-label-width="0.4in"/>
      </text:list-level-style-number>
    </text:list-style>
    <text:list-style style:name="L21">
      <text:list-level-style-number text:level="1" text:style-name="Numbering_20_Symbols" style:num-format="1" text:start-value="1" style:num-suffix=".">
        <style:list-level-properties text:space-before="0.0in" text:min-label-width="0.4in"/>
      </text:list-level-style-number>
    </text:list-style>
    <text:list-style style:name="L22">
      <text:list-level-style-number text:level="1" text:style-name="Numbering_20_Symbols" style:num-format="1" text:start-value="1" style:num-suffix=".">
        <style:list-level-properties text:space-before="0.0in" text:min-label-width="0.4in"/>
      </text:list-level-style-number>
    </text:list-style>
    <text:list-style style:name="L23">
      <text:list-level-style-number text:level="1" text:style-name="Numbering_20_Symbols" style:num-format="1" text:start-value="1" style:num-suffix=".">
        <style:list-level-properties text:space-before="0.0in" text:min-label-width="0.4in"/>
      </text:list-level-style-number>
    </text:list-style>
    <text:list-style style:name="L24">
      <text:list-level-style-number text:level="1" text:style-name="Numbering_20_Symbols" style:num-format="1" text:start-value="1" style:num-suffix=".">
        <style:list-level-properties text:space-before="0.0in" text:min-label-width="0.4in"/>
      </text:list-level-style-number>
    </text:list-style>
    <text:list-style style:name="L25">
      <text:list-level-style-number text:level="1" text:style-name="Numbering_20_Symbols" style:num-format="1" text:start-value="1" style:num-suffix=".">
        <style:list-level-properties text:space-before="0.0in" text:min-label-width="0.4in"/>
      </text:list-level-style-number>
    </text:list-style>
    <text:list-style style:name="L26">
      <text:list-level-style-number text:level="1" text:style-name="Numbering_20_Symbols" style:num-format="1" text:start-value="1" style:num-suffix=".">
        <style:list-level-properties text:space-before="0.0in" text:min-label-width="0.4in"/>
      </text:list-level-style-number>
    </text:list-style>
    <text:list-style style:name="L27">
      <text:list-level-style-number text:level="1" text:style-name="Numbering_20_Symbols" style:num-format="1" text:start-value="1" style:num-suffix=".">
        <style:list-level-properties text:space-before="0.0in" text:min-label-width="0.4in"/>
      </text:list-level-style-number>
    </text:list-style>
    <text:list-style style:name="L28">
      <text:list-level-style-number text:level="1" text:style-name="Numbering_20_Symbols" style:num-format="1" text:start-value="1" style:num-suffix=".">
        <style:list-level-properties text:space-before="0.0in" text:min-label-width="0.4in"/>
      </text:list-level-style-number>
    </text:list-style>
    <text:list-style style:name="L29">
      <text:list-level-style-number text:level="1" text:style-name="Numbering_20_Symbols" style:num-format="1" text:start-value="1" style:num-suffix=".">
        <style:list-level-properties text:space-before="0.0in" text:min-label-width="0.4in"/>
      </text:list-level-style-number>
    </text:list-style>
    <text:list-style style:name="L30">
      <text:list-level-style-number text:level="1" text:style-name="Numbering_20_Symbols" style:num-format="1" text:start-value="1" style:num-suffix=".">
        <style:list-level-properties text:space-before="0.0in" text:min-label-width="0.4in"/>
      </text:list-level-style-number>
    </text:list-style>
    <text:list-style style:name="L31">
      <text:list-level-style-number text:level="1" text:style-name="Numbering_20_Symbols" style:num-format="1" text:start-value="1" style:num-suffix=".">
        <style:list-level-properties text:space-before="0.0in" text:min-label-width="0.4in"/>
      </text:list-level-style-number>
    </text:list-style>
    <text:list-style style:name="L32">
      <text:list-level-style-number text:level="1" text:style-name="Numbering_20_Symbols" style:num-format="1" text:start-value="1" style:num-suffix=".">
        <style:list-level-properties text:space-before="0.0in" text:min-label-width="0.4in"/>
      </text:list-level-style-number>
    </text:list-style>
    <text:list-style style:name="L33">
      <text:list-level-style-number text:level="1" text:style-name="Numbering_20_Symbols" style:num-format="1" text:start-value="1" style:num-suffix=".">
        <style:list-level-properties text:space-before="0.0in" text:min-label-width="0.4in"/>
      </text:list-level-style-number>
    </text:list-style>
    <text:list-style style:name="L34">
      <text:list-level-style-number text:level="1" text:style-name="Numbering_20_Symbols" style:num-format="1" text:start-value="1" style:num-suffix=".">
        <style:list-level-properties text:space-before="0.0in" text:min-label-width="0.4in"/>
      </text:list-level-style-number>
    </text:list-style>
    <text:list-style style:name="L35">
      <text:list-level-style-number text:level="1" text:style-name="Numbering_20_Symbols" style:num-format="1" text:start-value="1" style:num-suffix=".">
        <style:list-level-properties text:space-before="0.0in" text:min-label-width="0.4in"/>
      </text:list-level-style-number>
    </text:list-style>
    <text:list-style style:name="L36">
      <text:list-level-style-number text:level="1" text:style-name="Numbering_20_Symbols" style:num-format="1" text:start-value="1" style:num-suffix=".">
        <style:list-level-properties text:space-before="0.0in" text:min-label-width="0.4in"/>
      </text:list-level-style-number>
    </text:list-style>
    <text:list-style style:name="L37">
      <text:list-level-style-number text:level="1" text:style-name="Numbering_20_Symbols" style:num-format="1" text:start-value="1" style:num-suffix=".">
        <style:list-level-properties text:space-before="0.0in" text:min-label-width="0.4in"/>
      </text:list-level-style-number>
    </text:list-style>
    <text:list-style style:name="L38">
      <text:list-level-style-number text:level="1" text:style-name="Numbering_20_Symbols" style:num-format="1" text:start-value="1" style:num-suffix=".">
        <style:list-level-properties text:space-before="0.0in" text:min-label-width="0.4in"/>
      </text:list-level-style-number>
    </text:list-style>
    <text:list-style style:name="L39">
      <text:list-level-style-number text:level="1" text:style-name="Numbering_20_Symbols" style:num-format="1" text:start-value="1" style:num-suffix=".">
        <style:list-level-properties text:space-before="0.0in" text:min-label-width="0.4in"/>
      </text:list-level-style-number>
    </text:list-style>
    <text:list-style style:name="L40">
      <text:list-level-style-number text:level="1" text:style-name="Numbering_20_Symbols" style:num-format="1" text:start-value="1" style:num-suffix=".">
        <style:list-level-properties text:space-before="0.0in" text:min-label-width="0.4in"/>
      </text:list-level-style-number>
    </text:list-style>
    <text:list-style style:name="L41">
      <text:list-level-style-number text:level="1" text:style-name="Numbering_20_Symbols" style:num-format="1" text:start-value="1" style:num-suffix=".">
        <style:list-level-properties text:space-before="0.0in" text:min-label-width="0.4in"/>
      </text:list-level-style-number>
    </text:list-style>
    <text:list-style style:name="L42">
      <text:list-level-style-number text:level="1" text:style-name="Numbering_20_Symbols" style:num-format="1" text:start-value="1" style:num-suffix=".">
        <style:list-level-properties text:space-before="0.0in" text:min-label-width="0.4in"/>
      </text:list-level-style-number>
    </text:list-style>
    <text:list-style style:name="L43">
      <text:list-level-style-number text:level="1" text:style-name="Numbering_20_Symbols" style:num-format="1" text:start-value="1" style:num-suffix=".">
        <style:list-level-properties text:space-before="0.0in" text:min-label-width="0.4in"/>
      </text:list-level-style-number>
    </text:list-style>
    <text:list-style style:name="L44">
      <text:list-level-style-number text:level="1" text:style-name="Numbering_20_Symbols" style:num-format="1" text:start-value="1" style:num-suffix=".">
        <style:list-level-properties text:space-before="0.0in" text:min-label-width="0.4in"/>
      </text:list-level-style-number>
    </text:list-style>
    <text:list-style style:name="L45">
      <text:list-level-style-number text:level="1" text:style-name="Numbering_20_Symbols" style:num-format="1" text:start-value="1" style:num-suffix=".">
        <style:list-level-properties text:space-before="0.0in" text:min-label-width="0.4in"/>
      </text:list-level-style-number>
    </text:list-style>
    <text:list-style style:name="L46">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office:automatic-styles>
  <office:body>
    <office:text>
      <text:p text:style-name="Title">CV</text:p>
      <text:p text:style-name="Author">Christopher Kullenberg</text:p>
      <text:table-of-content>
        <text:table-of-content-source text:outline-level="10">
          <text:index-title-template text:style-name="Contents_20_Heading">
        
    </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Reader (Docent)</text:h>
      <text:list text:style-name="L3">
        <text:list-item>
          <text:p text:style-name="P3"><text:a xlink:type="simple" xlink:href="http://files.christopherkullenberg.se/Docentbevis_ChristopherKullenberg_P2017_366_anon.pdf" office:name=""><text:span text:style-name="Definition">Reade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
      <text:h text:style-name="Heading_20_2" text:outline-level="2">Employments</text:h>
      <text:h text:style-name="Heading_20_3" text:outline-level="3">Current 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Research projects, externally funded. </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Previous 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Administrative duties</text:h>
      <text:list text:style-name="L8">
        <text:list-item>
          <text:p text:style-name="P8"><text:a xlink:type="simple" xlink:href="http://files.christopherkullenberg.se/studierektoronline.pdf" office:name=""><text:span text:style-name="Definition">Study Administrator, spring semester 2014</text:span></text:a>. University of Gothenburg. </text:p>
        </text:list-item>
      </text:list>
      <text:h text:style-name="Heading_20_2" text:outline-level="2">Publications</text:h>
      <text:p text:style-name="First_20_paragraph">See also <text:a xlink:type="simple" xlink:href="https://orcid.org/0000-0002-1577-3570" office:name=""><text:span text:style-name="Definition">https://orcid.org/0000-0002-1577-3570</text:span></text:a></text:p>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p text:style-name="First_20_paragraph"/>
      <text:list text:style-name="L15">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p text:style-name="First_20_paragrap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p text:style-name="First_20_paragrap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www.scishops.eu/export-and-advisory-board/#16" office:name=""><text:span text:style-name="Definition">Expert and advisory board for Scishops.eu</text:span></text:a>.</text:p>
        </text:list-item>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item>
          <text:p text:style-name="P25">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80412 - Computer Sweden, <text:a xlink:type="simple" xlink:href="https://computersweden.idg.se/2.2683/1.700745/forskning-data" office:name=""><text:span text:style-name="Definition">“Stort skifte väntar när forskningens data öppnas upp”</text:span></text:a>.</text:p>
        </text:list-item>
        <text:list-item>
          <text:p text:style-name="P30">20180314 - Göteborgs Posten, <text:a xlink:type="simple" xlink:href="http://www.gp.se/nyheter/ekonomi/experten-d%C3%A4rf%C3%B6r-skadar-tystnaden-google-1.5393870" office:name=""><text:span text:style-name="Definition">“Expert: Tystnaden skadar Google”</text:span></text:a>.</text:p>
        </text:list-item>
        <text:list-item>
          <text:p text:style-name="P30">20180308 - Dagens Nyheter, <text:a xlink:type="simple" xlink:href="https://www.dn.se/nyheter/sverige/hatkontots-filmer-tillbaka-pa-youtube/" office:name=""><text:span text:style-name="Definition">“Hatkontots filmer tillbaka på Youtube”</text:span></text:a>.</text:p>
        </text:list-item>
        <text:list-item>
          <text:p text:style-name="P30">20180305 - Dagens Nyheter, <text:a xlink:type="simple" xlink:href="https://www.dn.se/nyheter/vetenskap/metoo-koden-som-forandrade-varlden/" office:name=""><text:span text:style-name="Definition">“Metoo - koden som förändrade världen”</text:span></text:a>.</text:p>
        </text:list-item>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Exhibitions and public outreach workshops</text:h>
      <text:list text:style-name="L31">
        <text:list-item>
          <text:p text:style-name="P31">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1">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2">
        <text:list-item>
          <text:p text:style-name="P32">20180602 - “The politics of Data in the intersection between Hacker Culture and Citizen Science”, Science &amp; Dissent Workshop, June 1-2, 2018, University of Geneva, Switzerland</text:p>
        </text:list-item>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5">
        <text:list-item>
          <text:p text:style-name="P35">2018 (Course administrator) “KT2501 V18 Magisteruppsats”, 15 ECTS, Second cycle, University of Gothenburg.</text:p>
        </text:list-item>
        <text:list-item>
          <text:p text:style-name="P35">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5">2005 (Course administrator) “Media, Individual and Every-day Life”, 7.5 ECTS, Basic level, University West.</text:p>
        </text:list-item>
        <text:list-item>
          <text:p text:style-name="P35">2005 (Course administrator) “Strategic Communication”, 7.5 EC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6">
        <text:list-item>
          <text:p text:style-name="P36">Gabriela Velasquez Ulloa (2018) “Hur når vi ut? Om att skapa engagemang på sociala medier”, University of Gothenburg.</text:p>
        </text:list-item>
        <text:list-item>
          <text:p text:style-name="P36">Emelie Engström (2018) “Goa patienter och kompetent personal? En innehålls- och textanalys av Sahlgrenska Universitetssjukhusets värdeord på Instagram”, University of Gothenburg.</text:p>
        </text:list-item>
        <text:list-item>
          <text:p text:style-name="P36">Clara Tortosa (2017) “Vem är göteborgaren i Vårt Göteborg? - En diskursanalys av Vi och dem i en kommuntidning”, University of Gothenburg.</text:p>
        </text:list-item>
        <text:list-item>
          <text:p text:style-name="P36">Peter Häggbom Norrby (2017) “Medborgaren i kommunens kommunikationspolicy - En jämförelse mellan tio kommuner”,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38">
        <text:list-item>
          <text:p text:style-name="P38">Katarina von Sydow (2018) "Angereds närsjukhus kommunikation av folkhälsa – en fallstudie av ‘Rökfria lekplatser’ och ‘Angereds hjältar’, University of Gothenburg.</text:p>
        </text:list-item>
        <text:list-item>
          <text:p text:style-name="P38">Sofie Alnäs (2018) “I skärningspunkten mellan lokal och central styrning. En undersökning av kommunikatörens roll på sex institutioner vid Göteborgs universitet”, University of Gothenburg.</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Evidence-basing: practice, theory, context: Master’s level (Magister): Thesis supervision</text:h>
      <text:list text:style-name="L42">
        <text:list-item>
          <text:p text:style-name="P42">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2" text:outline-level="2">Courses &amp; Thesis supervision, postgraduate level</text:h>
      <text:h text:style-name="Heading_20_3" text:outline-level="3">Ph.D-thesis supervision</text:h>
      <text:list text:style-name="L43">
        <text:list-item>
          <text:p text:style-name="P43">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3">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4">
        <text:list-item>
          <text:p text:style-name="P44">(2018-03-14), Guest lecture, “Digital methods”, <text:span text:style-name="T1">Digital and Visual Methods</text:span>, Chalmers University of Technology, Dept. for Science, Technology and Society.</text:p>
        </text:list-item>
        <text:list-item>
          <text:p text:style-name="P44">(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4">(2016), Guest lecture “Citizen Science and Biodiversity Research”, BioEnv higher education, Department of Biological and Environmental Sciences, University of Gothenburg.</text:p>
        </text:list-item>
        <text:list-item>
          <text:p text:style-name="P44">(2012), Guest lecture, “Net politics, process philosophy and Deleuze”, Theories of Practical Knowing, HDK/Högskolan för Design och Konsthantverk, Göteborg.</text:p>
        </text:list-item>
        <text:list-item>
          <text:p text:style-name="P44">(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5">
        <text:list-item>
          <text:p text:style-name="P45"><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6">
        <text:list-item>
          <text:p text:style-name="P46">2018 - ongoing. Programme Co-ordinator for the Master’s Programme for communication officers in the public sector, 60 - 120 credits, University of Gothenburg.</text:p>
        </text:list-item>
        <text:list-item>
          <text:p text:style-name="P46"><text:a xlink:type="simple" xlink:href="http://files.christopherkullenberg.se/studierektoronline.pdf" office:name=""><text:span text:style-name="Definition">Study Administrator (Studierektor), Spring semester 2014</text:span></text:a>.</text:p>
        </text:list-item>
        <text:list-item>
          <text:p text:style-name="P46"><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